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paragraph-properties fo:break-before="page"/>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Standard">
      <style:text-properties style:font-name="Courier New" officeooo:paragraph-rsid="00902068" loext:padding="0in" loext:border="none"/>
    </style:style>
    <style:style style:name="P99" style:family="paragraph" style:parent-style-name="Standard">
      <style:paragraph-properties fo:margin-left="0in" fo:margin-right="0in" fo:text-indent="0in" style:auto-text-indent="false"/>
      <style:text-properties style:font-name="Courier New" loext:padding="0in" loext:border="none"/>
    </style:style>
    <style:style style:name="P100" style:family="paragraph" style:parent-style-name="Text_20_body">
      <style:text-properties style:font-name="Courier New" officeooo:rsid="00902068" officeooo:paragraph-rsid="00902068"/>
    </style:style>
    <style:style style:name="P101" style:family="paragraph" style:parent-style-name="Text_20_body">
      <style:text-properties officeooo:rsid="006c804e" officeooo:paragraph-rsid="006c804e"/>
    </style:style>
    <style:style style:name="P102" style:family="paragraph" style:parent-style-name="Text_20_body">
      <style:text-properties officeooo:rsid="006fc19e" officeooo:paragraph-rsid="006fc19e"/>
    </style:style>
    <style:style style:name="P103" style:family="paragraph" style:parent-style-name="Text_20_body">
      <style:text-properties officeooo:rsid="0070af85" officeooo:paragraph-rsid="0070af85"/>
    </style:style>
    <style:style style:name="P104" style:family="paragraph" style:parent-style-name="Text_20_body">
      <style:text-properties officeooo:rsid="00771b89" officeooo:paragraph-rsid="00771b89"/>
    </style:style>
    <style:style style:name="P105" style:family="paragraph" style:parent-style-name="Text_20_body">
      <style:text-properties officeooo:rsid="0078c3b6" officeooo:paragraph-rsid="0078c3b6"/>
    </style:style>
    <style:style style:name="P106" style:family="paragraph" style:parent-style-name="Text_20_body">
      <style:text-properties officeooo:rsid="007a0a20" officeooo:paragraph-rsid="007a0a20"/>
    </style:style>
    <style:style style:name="P107" style:family="paragraph" style:parent-style-name="Text_20_body">
      <style:text-properties officeooo:rsid="007a7492" officeooo:paragraph-rsid="007a7492"/>
    </style:style>
    <style:style style:name="P108" style:family="paragraph" style:parent-style-name="Text_20_body">
      <style:text-properties officeooo:paragraph-rsid="007fb991"/>
    </style:style>
    <style:style style:name="P109" style:family="paragraph" style:parent-style-name="Text_20_body">
      <style:text-properties officeooo:rsid="0081274c" officeooo:paragraph-rsid="0081274c"/>
    </style:style>
    <style:style style:name="P110" style:family="paragraph" style:parent-style-name="Text_20_body">
      <style:text-properties officeooo:rsid="005e7fde" officeooo:paragraph-rsid="00742a25"/>
    </style:style>
    <style:style style:name="P111"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2"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3" style:family="paragraph" style:parent-style-name="Text_20_body">
      <style:text-properties style:text-line-through-style="none" style:text-line-through-type="none" officeooo:rsid="0078c3b6" officeooo:paragraph-rsid="0078c3b6"/>
    </style:style>
    <style:style style:name="P114"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5"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6"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7" style:family="paragraph" style:parent-style-name="Text_20_body">
      <style:text-properties officeooo:paragraph-rsid="002356f9"/>
    </style:style>
    <style:style style:name="P118" style:family="paragraph" style:parent-style-name="Text_20_body">
      <style:text-properties officeooo:rsid="008b5673" officeooo:paragraph-rsid="008b5673"/>
    </style:style>
    <style:style style:name="P119" style:family="paragraph" style:parent-style-name="Text_20_body">
      <style:text-properties officeooo:rsid="006c0b16" officeooo:paragraph-rsid="008db69f"/>
    </style:style>
    <style:style style:name="P120" style:family="paragraph" style:parent-style-name="Text_20_body">
      <style:text-properties officeooo:rsid="00902068" officeooo:paragraph-rsid="00902068"/>
    </style:style>
    <style:style style:name="P121" style:family="paragraph" style:parent-style-name="Heading_20_1">
      <style:text-properties style:font-name="Corbel" fo:font-size="36pt" fo:font-weight="normal" style:font-size-asian="36pt" style:font-weight-asian="normal" style:font-size-complex="36pt" style:font-weight-complex="normal"/>
    </style:style>
    <style:style style:name="P122" style:family="paragraph" style:parent-style-name="Heading_20_1">
      <style:paragraph-properties fo:break-before="page"/>
    </style:style>
    <style:style style:name="P123" style:family="paragraph" style:parent-style-name="Heading_20_1">
      <style:text-properties officeooo:rsid="0020db87" officeooo:paragraph-rsid="0020a431"/>
    </style:style>
    <style:style style:name="P124" style:family="paragraph" style:parent-style-name="Heading_20_1">
      <style:text-properties officeooo:rsid="0020db87" officeooo:paragraph-rsid="0020db87"/>
    </style:style>
    <style:style style:name="P125" style:family="paragraph" style:parent-style-name="Heading_20_1">
      <style:text-properties officeooo:rsid="002e02fb" officeooo:paragraph-rsid="002e02fb"/>
    </style:style>
    <style:style style:name="P126" style:family="paragraph" style:parent-style-name="Heading_20_2">
      <style:text-properties officeooo:rsid="006f7f18" officeooo:paragraph-rsid="006f7f18"/>
    </style:style>
    <style:style style:name="P127" style:family="paragraph" style:parent-style-name="Heading_20_2">
      <style:text-properties officeooo:rsid="002356f9" officeooo:paragraph-rsid="002356f9"/>
    </style:style>
    <style:style style:name="P128" style:family="paragraph" style:parent-style-name="Heading_20_2">
      <style:text-properties officeooo:rsid="00307e63" officeooo:paragraph-rsid="00307e63"/>
    </style:style>
    <style:style style:name="P129" style:family="paragraph" style:parent-style-name="Heading_20_2">
      <style:text-properties officeooo:rsid="003a26cc" officeooo:paragraph-rsid="003a26cc"/>
    </style:style>
    <style:style style:name="P130" style:family="paragraph" style:parent-style-name="Heading_20_2">
      <style:text-properties officeooo:rsid="0047ddfc" officeooo:paragraph-rsid="0047ddfc"/>
    </style:style>
    <style:style style:name="P131" style:family="paragraph" style:parent-style-name="Heading_20_2">
      <style:text-properties officeooo:rsid="00533cce" officeooo:paragraph-rsid="00533cce"/>
    </style:style>
    <style:style style:name="P132" style:family="paragraph" style:parent-style-name="Heading_20_2">
      <style:text-properties officeooo:rsid="005a5af5" officeooo:paragraph-rsid="005a5af5"/>
    </style:style>
    <style:style style:name="P133" style:family="paragraph" style:parent-style-name="Heading_20_2">
      <style:text-properties officeooo:rsid="005e5f40" officeooo:paragraph-rsid="005e5f40"/>
    </style:style>
    <style:style style:name="P134" style:family="paragraph" style:parent-style-name="Heading_20_2">
      <style:text-properties officeooo:rsid="00640b22" officeooo:paragraph-rsid="00640b22"/>
    </style:style>
    <style:style style:name="P135" style:family="paragraph" style:parent-style-name="Heading_20_2">
      <style:text-properties officeooo:rsid="0067b903" officeooo:paragraph-rsid="0067b903"/>
    </style:style>
    <style:style style:name="P136" style:family="paragraph" style:parent-style-name="Heading_20_2">
      <style:text-properties officeooo:rsid="007fb991" officeooo:paragraph-rsid="007fb991"/>
    </style:style>
    <style:style style:name="P137" style:family="paragraph" style:parent-style-name="Heading_20_2">
      <style:text-properties officeooo:rsid="007fb991" officeooo:paragraph-rsid="0081274c"/>
    </style:style>
    <style:style style:name="P138" style:family="paragraph" style:parent-style-name="Heading_20_3">
      <style:text-properties style:font-name="Corbel" officeooo:rsid="00251aa6" officeooo:paragraph-rsid="00251aa6"/>
    </style:style>
    <style:style style:name="P139" style:family="paragraph" style:parent-style-name="Heading_20_3">
      <style:text-properties officeooo:rsid="00271356" officeooo:paragraph-rsid="00271356"/>
    </style:style>
    <style:style style:name="P140" style:family="paragraph" style:parent-style-name="Heading_20_3">
      <style:text-properties officeooo:rsid="002d2f3d" officeooo:paragraph-rsid="002d2f3d"/>
    </style:style>
    <style:style style:name="P141" style:family="paragraph" style:parent-style-name="Heading_20_3">
      <style:text-properties officeooo:rsid="008b5673" officeooo:paragraph-rsid="008b5673"/>
    </style:style>
    <style:style style:name="P142" style:family="paragraph" style:parent-style-name="Heading_20_3">
      <style:text-properties officeooo:rsid="003d0b1d" officeooo:paragraph-rsid="003d0b1d"/>
    </style:style>
    <style:style style:name="P143" style:family="paragraph" style:parent-style-name="Heading_20_3">
      <style:text-properties officeooo:rsid="003f6cb1" officeooo:paragraph-rsid="003f6cb1"/>
    </style:style>
    <style:style style:name="P144" style:family="paragraph" style:parent-style-name="Heading_20_3">
      <style:text-properties officeooo:rsid="0049f409" officeooo:paragraph-rsid="0049f409"/>
    </style:style>
    <style:style style:name="P145" style:family="paragraph" style:parent-style-name="Heading_20_3">
      <style:text-properties officeooo:rsid="004f12e8" officeooo:paragraph-rsid="004f12e8"/>
    </style:style>
    <style:style style:name="P146" style:family="paragraph" style:parent-style-name="Heading_20_3">
      <style:text-properties officeooo:rsid="00503307" officeooo:paragraph-rsid="00503307"/>
    </style:style>
    <style:style style:name="P147" style:family="paragraph" style:parent-style-name="Heading_20_3">
      <style:text-properties officeooo:rsid="0054ccab" officeooo:paragraph-rsid="0054ccab"/>
    </style:style>
    <style:style style:name="P148" style:family="paragraph" style:parent-style-name="Heading_20_3">
      <style:text-properties officeooo:rsid="005e79d7" officeooo:paragraph-rsid="005e79d7"/>
    </style:style>
    <style:style style:name="P149" style:family="paragraph" style:parent-style-name="Heading_20_3">
      <style:text-properties officeooo:rsid="00601820" officeooo:paragraph-rsid="00601820"/>
    </style:style>
    <style:style style:name="P150" style:family="paragraph" style:parent-style-name="Heading_20_4">
      <style:text-properties officeooo:rsid="004ab689" officeooo:paragraph-rsid="004ab689"/>
    </style:style>
    <style:style style:name="P151" style:family="paragraph" style:parent-style-name="Heading_20_4">
      <style:paragraph-properties fo:text-align="start" style:justify-single-word="false"/>
      <style:text-properties officeooo:rsid="004ab689" officeooo:paragraph-rsid="00735cad"/>
    </style:style>
    <style:style style:name="P152" style:family="paragraph" style:parent-style-name="Heading_20_4">
      <style:text-properties officeooo:rsid="004ab689" officeooo:paragraph-rsid="00735cad"/>
    </style:style>
    <style:style style:name="P153" style:family="paragraph" style:parent-style-name="Heading_20_4">
      <style:paragraph-properties fo:text-align="start" style:justify-single-word="false"/>
      <style:text-properties officeooo:rsid="00735cad" officeooo:paragraph-rsid="00735cad"/>
    </style:style>
    <style:style style:name="P154" style:family="paragraph" style:parent-style-name="Heading_20_4">
      <style:text-properties officeooo:rsid="0054e4bd" officeooo:paragraph-rsid="0054e4bd"/>
    </style:style>
    <style:style style:name="P155" style:family="paragraph" style:parent-style-name="Heading_20_4">
      <style:text-properties officeooo:rsid="00554865" officeooo:paragraph-rsid="00554865"/>
    </style:style>
    <style:style style:name="P156" style:family="paragraph" style:parent-style-name="Heading_20_4">
      <style:text-properties officeooo:rsid="005675f3" officeooo:paragraph-rsid="005675f3"/>
    </style:style>
    <style:style style:name="P157" style:family="paragraph" style:parent-style-name="Heading_20_4">
      <style:text-properties officeooo:rsid="0057d5d9" officeooo:paragraph-rsid="0057d5d9"/>
    </style:style>
    <style:style style:name="P158" style:family="paragraph" style:parent-style-name="Heading_20_4">
      <style:text-properties officeooo:rsid="005895b4" officeooo:paragraph-rsid="005895b4"/>
    </style:style>
    <style:style style:name="P159" style:family="paragraph" style:parent-style-name="Heading_20_4">
      <style:text-properties officeooo:rsid="00596f9c" officeooo:paragraph-rsid="00596f9c"/>
    </style:style>
    <style:style style:name="P160" style:family="paragraph" style:parent-style-name="Standard" style:list-style-name="L3"/>
    <style:style style:name="P161" style:family="paragraph" style:parent-style-name="Standard" style:list-style-name="L3">
      <style:text-properties officeooo:paragraph-rsid="008f47f0"/>
    </style:style>
    <style:style style:name="P162" style:family="paragraph" style:parent-style-name="Standard" style:list-style-name="L3">
      <style:text-properties officeooo:rsid="006a1122" officeooo:paragraph-rsid="006a1122"/>
    </style:style>
    <style:style style:name="P163" style:family="paragraph" style:parent-style-name="Text_20_body" style:list-style-name="L1">
      <style:text-properties officeooo:rsid="006fc19e" officeooo:paragraph-rsid="006fc19e"/>
    </style:style>
    <style:style style:name="P164" style:family="paragraph" style:parent-style-name="Text_20_body" style:list-style-name="L2">
      <style:text-properties officeooo:rsid="0049f409" officeooo:paragraph-rsid="0049f409"/>
    </style:style>
    <style:style style:name="P165" style:family="paragraph" style:parent-style-name="Text_20_body" style:list-style-name="L4">
      <style:text-properties officeooo:rsid="006c804e" officeooo:paragraph-rsid="006c804e"/>
    </style:style>
    <style:style style:name="P166" style:family="paragraph" style:parent-style-name="Text_20_body" style:list-style-name="L5">
      <style:text-properties officeooo:paragraph-rsid="0078c3b6"/>
    </style:style>
    <style:style style:name="P167" style:family="paragraph" style:parent-style-name="Text_20_body" style:list-style-name="L5">
      <style:text-properties officeooo:rsid="00771b89" officeooo:paragraph-rsid="00771b89"/>
    </style:style>
    <style:style style:name="P168" style:family="paragraph" style:parent-style-name="Text_20_body" style:list-style-name="L5">
      <style:text-properties officeooo:rsid="0078c3b6" officeooo:paragraph-rsid="0078c3b6"/>
    </style:style>
    <style:style style:name="P169"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officeooo:rsid="00271356"/>
    </style:style>
    <style:style style:name="T34" style:family="text">
      <style:text-properties officeooo:rsid="0028d4a5"/>
    </style:style>
    <style:style style:name="T35" style:family="text">
      <style:text-properties officeooo:rsid="002a5c83"/>
    </style:style>
    <style:style style:name="T36" style:family="text">
      <style:text-properties officeooo:rsid="002bbf43"/>
    </style:style>
    <style:style style:name="T37" style:family="text">
      <style:text-properties officeooo:rsid="002d81e1"/>
    </style:style>
    <style:style style:name="T38" style:family="text">
      <style:text-properties fo:font-weight="bold" style:font-weight-asian="bold" style:font-weight-complex="bold"/>
    </style:style>
    <style:style style:name="T39" style:family="text">
      <style:text-properties fo:font-weight="bold" officeooo:rsid="0059ffd6" style:font-weight-asian="bold" style:font-weight-complex="bold"/>
    </style:style>
    <style:style style:name="T40" style:family="text">
      <style:text-properties fo:font-weight="bold" officeooo:rsid="00596f9c" style:font-weight-asian="bold" style:font-weight-complex="bold"/>
    </style:style>
    <style:style style:name="T41" style:family="text">
      <style:text-properties fo:font-weight="bold" officeooo:rsid="006fc19e" style:font-weight-asian="bold" style:font-weight-complex="bold"/>
    </style:style>
    <style:style style:name="T42" style:family="text">
      <style:text-properties fo:font-weight="bold" officeooo:rsid="002356f9"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1ca7c3" style:font-weight-asian="normal" style:font-weight-complex="normal"/>
    </style:style>
    <style:style style:name="T45" style:family="text">
      <style:text-properties fo:font-weight="normal" officeooo:rsid="007deca3" style:font-weight-asian="normal" style:font-weight-complex="normal"/>
    </style:style>
    <style:style style:name="T46" style:family="text">
      <style:text-properties fo:font-weight="normal" officeooo:rsid="001ed777" style:font-weight-asian="normal" style:font-weight-complex="normal"/>
    </style:style>
    <style:style style:name="T47" style:family="text">
      <style:text-properties fo:font-weight="normal" officeooo:rsid="001e6195" style:font-weight-asian="normal" style:font-weight-complex="normal"/>
    </style:style>
    <style:style style:name="T48" style:family="text">
      <style:text-properties fo:font-weight="normal" officeooo:rsid="0083767d" style:font-weight-asian="normal" style:font-weight-complex="normal"/>
    </style:style>
    <style:style style:name="T49" style:family="text">
      <style:text-properties fo:font-weight="normal" officeooo:rsid="00841f4d" style:font-weight-asian="normal" style:font-weight-complex="normal"/>
    </style:style>
    <style:style style:name="T50" style:family="text">
      <style:text-properties fo:font-weight="normal" officeooo:rsid="006fc19e" style:font-weight-asian="normal" style:font-weight-complex="normal"/>
    </style:style>
    <style:style style:name="T51" style:family="text">
      <style:text-properties fo:font-weight="normal" officeooo:rsid="0070af85" style:font-weight-asian="normal" style:font-weight-complex="normal"/>
    </style:style>
    <style:style style:name="T52" style:family="text">
      <style:text-properties fo:font-weight="normal" officeooo:rsid="0037db2b" style:font-weight-asian="normal" style:font-weight-complex="normal"/>
    </style:style>
    <style:style style:name="T53" style:family="text">
      <style:text-properties fo:font-weight="normal" officeooo:rsid="0048c668" style:font-weight-asian="normal" style:font-weight-complex="normal"/>
    </style:style>
    <style:style style:name="T54" style:family="text">
      <style:text-properties fo:font-weight="normal" officeooo:rsid="00596f9c" style:font-weight-asian="normal" style:font-weight-complex="normal"/>
    </style:style>
    <style:style style:name="T55" style:family="text">
      <style:text-properties fo:font-weight="normal" officeooo:rsid="0087aa7d" style:font-weight-asian="normal" style:font-weight-complex="normal"/>
    </style:style>
    <style:style style:name="T56" style:family="text">
      <style:text-properties fo:font-weight="normal" officeooo:rsid="0067ca3f" style:font-weight-asian="normal" style:font-weight-complex="normal"/>
    </style:style>
    <style:style style:name="T57" style:family="text">
      <style:text-properties officeooo:rsid="00344990"/>
    </style:style>
    <style:style style:name="T58" style:family="text">
      <style:text-properties officeooo:rsid="0034cd3d"/>
    </style:style>
    <style:style style:name="T59" style:family="text">
      <style:text-properties officeooo:rsid="0037db2b"/>
    </style:style>
    <style:style style:name="T60" style:family="text">
      <style:text-properties officeooo:rsid="00382903"/>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style:font-style-asian="normal" style:font-style-complex="normal"/>
    </style:style>
    <style:style style:name="T63" style:family="text">
      <style:text-properties fo:font-style="normal" officeooo:rsid="008db69f"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3e7c0" style:font-style-asian="normal" style:font-weight-asian="normal" style:font-style-complex="normal" style:font-weight-complex="normal"/>
    </style:style>
    <style:style style:name="T66" style:family="text">
      <style:text-properties fo:font-style="normal" fo:font-weight="normal" officeooo:rsid="0028d4a5" style:font-style-asian="normal" style:font-weight-asian="normal" style:font-style-complex="normal" style:font-weight-complex="normal"/>
    </style:style>
    <style:style style:name="T67" style:family="text">
      <style:text-properties fo:font-style="normal" fo:font-weight="normal" officeooo:rsid="002bbf43" style:font-style-asian="normal" style:font-weight-asian="normal" style:font-style-complex="normal" style:font-weight-complex="normal"/>
    </style:style>
    <style:style style:name="T68" style:family="text">
      <style:text-properties fo:font-style="normal" fo:font-weight="normal" officeooo:rsid="002d2f3d" style:font-style-asian="normal" style:font-weight-asian="normal" style:font-style-complex="normal" style:font-weight-complex="normal"/>
    </style:style>
    <style:style style:name="T69" style:family="text">
      <style:text-properties fo:font-style="normal" style:text-underline-style="none" fo:font-weight="normal" style:font-style-asian="normal" style:font-weight-asian="normal" style:font-style-complex="normal" style:font-weight-complex="normal"/>
    </style:style>
    <style:style style:name="T70" style:family="text">
      <style:text-properties officeooo:rsid="003f6cb1"/>
    </style:style>
    <style:style style:name="T71" style:family="text">
      <style:text-properties officeooo:rsid="00446f97"/>
    </style:style>
    <style:style style:name="T72" style:family="text">
      <style:text-properties officeooo:rsid="0049f409"/>
    </style:style>
    <style:style style:name="T73" style:family="text">
      <style:text-properties officeooo:rsid="004ab689"/>
    </style:style>
    <style:style style:name="T74" style:family="text">
      <style:text-properties officeooo:rsid="004b2dbe"/>
    </style:style>
    <style:style style:name="T75" style:family="text">
      <style:text-properties officeooo:rsid="00554865"/>
    </style:style>
    <style:style style:name="T76" style:family="text">
      <style:text-properties officeooo:rsid="005895b4"/>
    </style:style>
    <style:style style:name="T77" style:family="text">
      <style:text-properties fo:color="#0369a3" loext:opacity="100%"/>
    </style:style>
    <style:style style:name="T78" style:family="text">
      <style:text-properties fo:color="#0369a3" loext:opacity="100%" fo:font-style="italic" style:font-style-asian="italic" style:font-style-complex="italic"/>
    </style:style>
    <style:style style:name="T79" style:family="text">
      <style:text-properties fo:color="#0369a3" loext:opacity="100%" fo:font-weight="bold" style:font-weight-asian="bold" style:font-weight-complex="bold"/>
    </style:style>
    <style:style style:name="T80" style:family="text">
      <style:text-properties fo:color="#0369a3" loext:opacity="100%" fo:font-weight="bold" officeooo:rsid="002356f9" style:font-weight-asian="bold" style:font-weight-complex="bold"/>
    </style:style>
    <style:style style:name="T81" style:family="text">
      <style:text-properties fo:color="#0369a3" loext:opacity="100%" fo:font-weight="bold" officeooo:rsid="0070af85" style:font-weight-asian="bold" style:font-weight-complex="bold"/>
    </style:style>
    <style:style style:name="T82" style:family="text">
      <style:text-properties fo:color="#0369a3" loext:opacity="100%" fo:font-weight="bold" officeooo:rsid="0049f409" style:font-weight-asian="bold" style:font-weight-complex="bold"/>
    </style:style>
    <style:style style:name="T83" style:family="text">
      <style:text-properties fo:color="#0369a3" loext:opacity="100%" fo:font-weight="bold" officeooo:rsid="008a2566" style:font-weight-asian="bold" style:font-weight-complex="bold"/>
    </style:style>
    <style:style style:name="T84" style:family="text">
      <style:text-properties fo:color="#0369a3" loext:opacity="100%" fo:font-style="normal" fo:font-weight="bold" style:font-style-asian="normal" style:font-weight-asian="bold" style:font-style-complex="normal" style:font-weight-complex="bold"/>
    </style:style>
    <style:style style:name="T85" style:family="text">
      <style:text-properties fo:color="#0369a3" loext:opacity="100%" fo:font-style="normal" fo:font-weight="bold" officeooo:rsid="008db69f" style:font-style-asian="normal" style:font-weight-asian="bold" style:font-style-complex="normal" style:font-weight-complex="bold"/>
    </style:style>
    <style:style style:name="T86" style:family="text">
      <style:text-properties officeooo:rsid="0059ffd6"/>
    </style:style>
    <style:style style:name="T87" style:family="text">
      <style:text-properties officeooo:rsid="005e7fde"/>
    </style:style>
    <style:style style:name="T88" style:family="text">
      <style:text-properties officeooo:rsid="006136b7"/>
    </style:style>
    <style:style style:name="T89" style:family="text">
      <style:text-properties officeooo:rsid="0064a613"/>
    </style:style>
    <style:style style:name="T90" style:family="text">
      <style:text-properties officeooo:rsid="0067ca3f"/>
    </style:style>
    <style:style style:name="T91" style:family="text">
      <style:text-properties officeooo:rsid="006dbf66"/>
    </style:style>
    <style:style style:name="T92" style:family="text">
      <style:text-properties officeooo:rsid="006fc19e"/>
    </style:style>
    <style:style style:name="T93" style:family="text">
      <style:text-properties officeooo:rsid="0071d328"/>
    </style:style>
    <style:style style:name="T94" style:family="text">
      <style:text-properties officeooo:rsid="00742a25"/>
    </style:style>
    <style:style style:name="T95" style:family="text">
      <style:text-properties officeooo:rsid="00758fe6"/>
    </style:style>
    <style:style style:name="T96" style:family="text">
      <style:text-properties officeooo:rsid="0078c3b6"/>
    </style:style>
    <style:style style:name="T97" style:family="text">
      <style:text-properties style:text-line-through-style="none" style:text-line-through-type="none"/>
    </style:style>
    <style:style style:name="T98" style:family="text">
      <style:text-properties style:text-line-through-style="none" style:text-line-through-type="none" fo:font-weight="normal" style:font-weight-asian="normal" style:font-weight-complex="normal"/>
    </style:style>
    <style:style style:name="T99" style:family="text">
      <style:text-properties style:text-line-through-style="none" style:text-line-through-type="none" fo:font-weight="normal" officeooo:rsid="0079d3c5" style:font-weight-asian="normal" style:font-weight-complex="normal"/>
    </style:style>
    <style:style style:name="T100" style:family="text">
      <style:text-properties style:text-line-through-style="none" style:text-line-through-type="none" officeooo:rsid="0078c3b6"/>
    </style:style>
    <style:style style:name="T101" style:family="text">
      <style:text-properties officeooo:rsid="007deca3"/>
    </style:style>
    <style:style style:name="T102" style:family="text">
      <style:text-properties officeooo:rsid="007e371f"/>
    </style:style>
    <style:style style:name="T103" style:family="text">
      <style:text-properties officeooo:rsid="007fb991"/>
    </style:style>
    <style:style style:name="T104" style:family="text">
      <style:text-properties officeooo:rsid="0081274c"/>
    </style:style>
    <style:style style:name="T105" style:family="text">
      <style:text-properties officeooo:rsid="0083767d"/>
    </style:style>
    <style:style style:name="T106" style:family="text">
      <style:text-properties officeooo:rsid="0070af85"/>
    </style:style>
    <style:style style:name="T107" style:family="text">
      <style:text-properties officeooo:rsid="0087aa7d"/>
    </style:style>
    <style:style style:name="T108" style:family="text">
      <style:text-properties officeooo:rsid="00895169"/>
    </style:style>
    <style:style style:name="T109" style:family="text">
      <style:text-properties officeooo:rsid="008a2566"/>
    </style:style>
    <style:style style:name="T110" style:family="text">
      <style:text-properties officeooo:rsid="008db69f"/>
    </style:style>
    <style:style style:name="T111" style:family="text">
      <style:text-properties fo:color="#c9211e" loext:opacity="100%" officeooo:rsid="00895169"/>
    </style:style>
    <style:style style:name="T112" style:family="text">
      <style:text-properties fo:color="#c9211e" loext:opacity="100%" officeooo:rsid="0091961f"/>
    </style:style>
    <style:style style:name="T113" style:family="text">
      <style:text-properties officeooo:rsid="00902068"/>
    </style:style>
    <style:style style:name="T114" style:family="text">
      <style:text-properties fo:color="#dc143c" loext:opacity="100%"/>
    </style:style>
    <style:style style:name="T115" style:family="text">
      <style:text-properties officeooo:rsid="009336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0">1</text:span><text:span text:style-name="T115">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6"><text:a xlink:type="simple" xlink:href="#__RefHeading___Toc218_110125675" text:style-name="Index_20_Link" text:visited-style-name="Index_20_Link">Overview<text:tab/>4</text:a></text:p>
          <text:p text:style-name="P86"><text:a xlink:type="simple" xlink:href="#__RefHeading___Toc220_110125675" text:style-name="Index_20_Link" text:visited-style-name="Index_20_Link">Administration<text:tab/>4</text:a></text:p>
          <text:p text:style-name="P87"><text:a xlink:type="simple" xlink:href="#__RefHeading___Toc2155_3536204602" text:style-name="Index_20_Link" text:visited-style-name="Index_20_Link">System Settings<text:tab/>5</text:a></text:p>
          <text:p text:style-name="P87"><text:a xlink:type="simple" xlink:href="#__RefHeading___Toc222_110125675" text:style-name="Index_20_Link" text:visited-style-name="Index_20_Link">Add/Edit a Datasource<text:tab/>6</text:a></text:p>
          <text:p text:style-name="P88"><text:a xlink:type="simple" xlink:href="#__RefHeading___Toc224_110125675" text:style-name="Index_20_Link" text:visited-style-name="Index_20_Link">Datasource Entry Fields<text:tab/>7</text:a></text:p>
          <text:p text:style-name="P88"><text:a xlink:type="simple" xlink:href="#__RefHeading___Toc226_110125675" text:style-name="Index_20_Link" text:visited-style-name="Index_20_Link">Datasource Table Settings<text:tab/>9</text:a></text:p>
          <text:p text:style-name="P88"><text:a xlink:type="simple" xlink:href="#__RefHeading___Toc228_110125675" text:style-name="Index_20_Link" text:visited-style-name="Index_20_Link">Table Column Settings<text:tab/>10</text:a></text:p>
          <text:p text:style-name="P88"><text:a xlink:type="simple" xlink:href="#__RefHeading___Toc2991_3709379750" text:style-name="Index_20_Link" text:visited-style-name="Index_20_Link">Table Foreign Key Settings<text:tab/>12</text:a></text:p>
          <text:p text:style-name="P88"><text:a xlink:type="simple" xlink:href="#__RefHeading___Toc1054_756241164" text:style-name="Index_20_Link" text:visited-style-name="Index_20_Link">Custom Foreign Keys<text:tab/>13</text:a></text:p>
          <text:p text:style-name="P88"><text:a xlink:type="simple" xlink:href="#__RefHeading___Toc1056_756241164" text:style-name="Index_20_Link" text:visited-style-name="Index_20_Link">Testing the Database Connection<text:tab/>15</text:a></text:p>
          <text:p text:style-name="P87"><text:a xlink:type="simple" xlink:href="#__RefHeading___Toc758_2450172420" text:style-name="Index_20_Link" text:visited-style-name="Index_20_Link">Add/Edit a Role<text:tab/>16</text:a></text:p>
          <text:p text:style-name="P87"><text:a xlink:type="simple" xlink:href="#__RefHeading___Toc760_2450172420" text:style-name="Index_20_Link" text:visited-style-name="Index_20_Link">Add/Edit a User<text:tab/>17</text:a></text:p>
          <text:p text:style-name="P87"><text:a xlink:type="simple" xlink:href="#__RefHeading___Toc993_2711668312" text:style-name="Index_20_Link" text:visited-style-name="Index_20_Link">Add/Edit a Document Group<text:tab/>19</text:a></text:p>
          <text:p text:style-name="P86"><text:a xlink:type="simple" xlink:href="#__RefHeading___Toc230_110125675" text:style-name="Index_20_Link" text:visited-style-name="Index_20_Link">Query Design<text:tab/>20</text:a></text:p>
          <text:p text:style-name="P87"><text:a xlink:type="simple" xlink:href="#__RefHeading___Toc1264_2428864518" text:style-name="Index_20_Link" text:visited-style-name="Index_20_Link">Column Select Pane<text:tab/>21</text:a></text:p>
          <text:p text:style-name="P88"><text:a xlink:type="simple" xlink:href="#__RefHeading___Toc1266_2428864518" text:style-name="Index_20_Link" text:visited-style-name="Index_20_Link">Table Tree Icon Descriptions<text:tab/>23</text:a></text:p>
          <text:p text:style-name="P89"><text:a xlink:type="simple" xlink:href="#__RefHeading___Toc1268_2428864518" text:style-name="Index_20_Link" text:visited-style-name="Index_20_Link"><text:s/>Root Table<text:tab/>23</text:a></text:p>
          <text:p text:style-name="P89"><text:a xlink:type="simple" xlink:href="#__RefHeading___Toc1270_2428864518" text:style-name="Index_20_Link" text:visited-style-name="Index_20_Link"><text:s/>Imported Foreign Key Table (parent)<text:tab/>23</text:a></text:p>
          <text:p text:style-name="P89"><text:a xlink:type="simple" xlink:href="#__RefHeading___Toc1272_2428864518" text:style-name="Index_20_Link" text:visited-style-name="Index_20_Link"><text:s/>Exported Foreign Key Table (child)<text:tab/>23</text:a></text:p>
          <text:p text:style-name="P89"><text:a xlink:type="simple" xlink:href="#__RefHeading___Toc2157_3536204602" text:style-name="Index_20_Link" text:visited-style-name="Index_20_Link"><text:s/>Root Table with Column Selections<text:tab/>24</text:a></text:p>
          <text:p text:style-name="P89"><text:a xlink:type="simple" xlink:href="#__RefHeading___Toc2159_3536204602" text:style-name="Index_20_Link" text:visited-style-name="Index_20_Link"><text:s/>Imported Table with Column Selections<text:tab/>24</text:a></text:p>
          <text:p text:style-name="P89"><text:a xlink:type="simple" xlink:href="#__RefHeading___Toc1280_2428864518" text:style-name="Index_20_Link" text:visited-style-name="Index_20_Link"><text:s/>Exported Table with Column Selections<text:tab/>24</text:a></text:p>
          <text:p text:style-name="P89"><text:a xlink:type="simple" xlink:href="#__RefHeading___Toc1282_2428864518" text:style-name="Index_20_Link" text:visited-style-name="Index_20_Link"><text:s/>Imported Table with Inner Join (joins default to outer)<text:tab/>24</text:a></text:p>
          <text:p text:style-name="P89"><text:a xlink:type="simple" xlink:href="#__RefHeading___Toc1284_2428864518" text:style-name="Index_20_Link" text:visited-style-name="Index_20_Link"><text:s/>Imported Table with Inner Join and Column Selections<text:tab/>24</text:a></text:p>
          <text:p text:style-name="P89"><text:a xlink:type="simple" xlink:href="#__RefHeading___Toc1286_2428864518" text:style-name="Index_20_Link" text:visited-style-name="Index_20_Link"><text:s/>Exported Table with Inner Join (join defaults to outer)<text:tab/>24</text:a></text:p>
          <text:p text:style-name="P89"><text:a xlink:type="simple" xlink:href="#__RefHeading___Toc1288_2428864518" text:style-name="Index_20_Link" text:visited-style-name="Index_20_Link"><text:s/>Exported Table with Inner Join and Column Selections<text:tab/>24</text:a></text:p>
          <text:p text:style-name="P89"><text:a xlink:type="simple" xlink:href="#__RefHeading___Toc1290_2428864518" text:style-name="Index_20_Link" text:visited-style-name="Index_20_Link"><text:s/>Column<text:tab/>24</text:a></text:p>
          <text:p text:style-name="P89"><text:a xlink:type="simple" xlink:href="#__RefHeading___Toc1292_2428864518" text:style-name="Index_20_Link" text:visited-style-name="Index_20_Link"><text:s/>Primary Key Column<text:tab/>24</text:a></text:p>
          <text:p text:style-name="P88"><text:a xlink:type="simple" xlink:href="#__RefHeading___Toc1656_2851838681" text:style-name="Index_20_Link" text:visited-style-name="Index_20_Link">Setting Join Type<text:tab/>24</text:a></text:p>
          <text:p text:style-name="P88"><text:a xlink:type="simple" xlink:href="#__RefHeading___Toc1658_2851838681" text:style-name="Index_20_Link" text:visited-style-name="Index_20_Link">Related Table Display<text:tab/>25</text:a></text:p>
          <text:p text:style-name="P87"><text:a xlink:type="simple" xlink:href="#__RefHeading___Toc1660_2851838681" text:style-name="Index_20_Link" text:visited-style-name="Index_20_Link">Query Design Data Tab<text:tab/>26</text:a></text:p>
          <text:p text:style-name="P88"><text:a xlink:type="simple" xlink:href="#__RefHeading___Toc1662_2851838681" text:style-name="Index_20_Link" text:visited-style-name="Index_20_Link">Data Column Configuration Description<text:tab/>27</text:a></text:p>
          <text:p text:style-name="P89"><text:a xlink:type="simple" xlink:href="#__RefHeading___Toc1664_2851838681" text:style-name="Index_20_Link" text:visited-style-name="Index_20_Link">Data Column Configuration Panel Icons<text:tab/>27</text:a></text:p>
          <text:p text:style-name="P89"><text:a xlink:type="simple" xlink:href="#__RefHeading___Toc1666_2851838681" text:style-name="Index_20_Link" text:visited-style-name="Index_20_Link">Column Details Icon<text:tab/>28</text:a></text:p>
          <text:p text:style-name="P89"><text:a xlink:type="simple" xlink:href="#__RefHeading___Toc1668_2851838681" text:style-name="Index_20_Link" text:visited-style-name="Index_20_Link">Duplicate Column Icon<text:tab/>28</text:a></text:p>
          <text:p text:style-name="P89"><text:a xlink:type="simple" xlink:href="#__RefHeading___Toc1670_2851838681" text:style-name="Index_20_Link" text:visited-style-name="Index_20_Link">Copy Table Alias and Name to Clipboard<text:tab/>28</text:a></text:p>
          <text:p text:style-name="P89"><text:a xlink:type="simple" xlink:href="#__RefHeading___Toc1677_2851838681" text:style-name="Index_20_Link" text:visited-style-name="Index_20_Link">Move Column Position<text:tab/>29</text:a></text:p>
          <text:p text:style-name="P89"><text:a xlink:type="simple" xlink:href="#__RefHeading___Toc1694_2851838681" text:style-name="Index_20_Link" text:visited-style-name="Index_20_Link">Data Column Entry Fields<text:tab/>29</text:a></text:p>
          <text:p text:style-name="P87"><text:a xlink:type="simple" xlink:href="#__RefHeading___Toc1701_2851838681" text:style-name="Index_20_Link" text:visited-style-name="Index_20_Link">Query Design Filter Tab<text:tab/>29</text:a></text:p>
          <text:p text:style-name="P87"><text:a xlink:type="simple" xlink:href="#__RefHeading___Toc1745_2851838681" text:style-name="Index_20_Link" text:visited-style-name="Index_20_Link">Query Design SQL Tab<text:tab/>32</text:a></text:p>
          <text:p text:style-name="P88"><text:a xlink:type="simple" xlink:href="#__RefHeading___Toc1747_2851838681" text:style-name="Index_20_Link" text:visited-style-name="Index_20_Link">SQL Tab SQL Pane<text:tab/>32</text:a></text:p>
          <text:p text:style-name="P88"><text:a xlink:type="simple" xlink:href="#__RefHeading___Toc1749_2851838681" text:style-name="Index_20_Link" text:visited-style-name="Index_20_Link">Filter Values Prompts<text:tab/>33</text:a></text:p>
          <text:p text:style-name="P87"><text:a xlink:type="simple" xlink:href="#__RefHeading___Toc2086_3536204602" text:style-name="Index_20_Link" text:visited-style-name="Index_20_Link">Saving a Query Document<text:tab/>34</text:a></text:p>
          <text:p text:style-name="P87"><text:a xlink:type="simple" xlink:href="#__RefHeading___Toc2088_3536204602" text:style-name="Index_20_Link" text:visited-style-name="Index_20_Link">Loading a Saved Query Document<text:tab/>35</text:a></text:p>
          <text:p text:style-name="P86"><text:a xlink:type="simple" xlink:href="#__RefHeading___Toc232_110125675" text:style-name="Index_20_Link" text:visited-style-name="Index_20_Link">REST API<text:tab/>37</text:a></text:p>
          <text:p text:style-name="P86"><text:a xlink:type="simple" xlink:href="#__RefHeading___Toc234_110125675" text:style-name="Index_20_Link" text:visited-style-name="Index_20_Link">Custom Security<text:tab/>38</text:a></text:p>
          <text:p text:style-name="P86"><text:a xlink:type="simple" xlink:href="#__RefHeading___Toc236_110125675" text:style-name="Index_20_Link" text:visited-style-name="Index_20_Link">Qvu Repository<text:tab/>39</text:a></text:p>
          <text:p text:style-name="P87"><text:a xlink:type="simple" xlink:href="#__RefHeading___Toc2488_3536204602" text:style-name="Index_20_Link" text:visited-style-name="Index_20_Link">Qvu Repository config Folder<text:tab/>40</text:a></text:p>
          <text:p text:style-name="P87"><text:a xlink:type="simple" xlink:href="#__RefHeading___Toc2490_3536204602" text:style-name="Index_20_Link" text:visited-style-name="Index_20_Link">Qvu Repository documents Folder<text:tab/>40</text:a></text:p>
          <text:p text:style-name="P87"><text:a xlink:type="simple" xlink:href="#__RefHeading___Toc2492_3536204602" text:style-name="Index_20_Link" text:visited-style-name="Index_20_Link"><text:soft-page-break/>Qvu Repository help Folder<text:tab/>40</text:a></text:p>
          <text:p text:style-name="P87"><text:a xlink:type="simple" xlink:href="#__RefHeading___Toc2494_3536204602" text:style-name="Index_20_Link" text:visited-style-name="Index_20_Link">Qvu Repository logs Folder<text:tab/>41</text:a></text:p>
          <text:p text:style-name="P86"><text:a xlink:type="simple" xlink:href="#__RefHeading___Toc734_1259383175" text:style-name="Index_20_Link" text:visited-style-name="Index_20_Link">Language Support<text:tab/>41</text:a></text:p>
        </text:index-body>
      </text:table-of-content>
      <text:p text:style-name="P23"/>
      <text:h text:style-name="P122" text:outline-level="1"><text:bookmark-start text:name="__RefHeading___Toc218_110125675"/>Overview<text:bookmark-end text:name="__RefHeading___Toc218_110125675"/></text:h>
      <text:p text:style-name="P17"><text:span text:style-name="T44">Qvu </text:span><text:span text:style-name="T45">D</text:span><text:span text:style-name="T46">ata </text:span><text:span text:style-name="T45">S</text:span><text:span text:style-name="T46">ervice</text:span><text:span text:style-name="T4"> is </text:span><text:span text:style-name="T105">a</text:span><text:span text:style-name="T101">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7">Qvu</text:span><text:span text:style-name="T44"> </text:span><text:span text:style-name="T48">D</text:span><text:span text:style-name="T46">ata </text:span><text:span text:style-name="T48">S</text:span><text:span text:style-name="T46">ervice</text:span><text:span text:style-name="T4"> </text:span><text:span text:style-name="T101">provides</text:span><text:span text:style-name="T4"> </text:span><text:span text:style-name="T101">REST API</text:span><text:span text:style-name="T2"> </text:span><text:span text:style-name="T101">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7">Qvu </text:span><text:span text:style-name="T45">D</text:span><text:span text:style-name="T46">ata </text:span><text:span text:style-name="T45">S</text:span><text:span text:style-name="T46">ervice</text:span><text:span text:style-name="T4"> </text:span><text:span text:style-name="T3">provides role-based </text:span><text:span text:style-name="T105">datasource, table column and</text:span><text:span text:style-name="T101"> document</text:span><text:span text:style-name="T3"> </text:span><text:span text:style-name="T105">group </text:span><text:span text:style-name="T3">access control and supports both </text:span><text:span text:style-name="T105">Basic</text:span><text:span text:style-name="T3"> and OIDC authentication.</text:span></text:p>
      <text:h text:style-name="P123" text:outline-level="1"><text:bookmark-start text:name="__RefHeading___Toc220_110125675"/>Administration<text:bookmark-end text:name="__RefHeading___Toc220_110125675"/></text:h>
      <text:p text:style-name="P22">The Qvu <text:span text:style-name="T43">Admin</text:span> tab allows users with the administration role to add <text:span text:style-name="T7">and configure </text:span>datasources, users, roles and <text:span text:style-name="T105">document </text:span>groups <text:span text:style-name="T7">as well as </text:span><text:span text:style-name="T101">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7"><text:span text:style-name="T8">The initial admin tab will have no datasources, 2 default roles – </text:span><text:span text:style-name="T79">administrator</text:span><text:span text:style-name="T8"> and </text:span><text:span text:style-name="T80">query designer</text:span><text:span text:style-name="T42"> </text:span><text:span text:style-name="T8">and one user – </text:span><text:span text:style-name="T80">admin</text:span><text:span text:style-name="T8">.</text:span></text:p>
      <text:h text:style-name="P126" text:outline-level="2"><text:bookmark-start text:name="__RefHeading___Toc2155_3536204602"/><text:soft-page-break/>System Settings<text:bookmark-end text:name="__RefHeading___Toc2155_3536204602"/></text:h>
      <text:p text:style-name="P102"><text:span text:style-name="T43">System </text:span><text:span text:style-name="T49">S</text:span><text:span text:style-name="T43">ettings</text:span> is used to configure <text:span text:style-name="T43">Qvu Data Service</text:span> authentication. There are 3 choices:</text:p>
      <text:list text:style-name="L1">
        <text:list-item>
          <text:p text:style-name="P163">Basic Authentication</text:p>
        </text:list-item>
        <text:list-item>
          <text:p text:style-name="P163">OIDC</text:p>
        </text:list-item>
        <text:list-item>
          <text:p text:style-name="P163">Custom Authentication</text:p>
          <text:p text:style-name="P163"/>
        </text:list-item>
      </text:list>
      <text:p text:style-name="P92">Click the <text:span text:style-name="T43">System Settings</text:span> icon <text:span text:style-name="T95">in</text:span> the <text:span text:style-name="T50">Admin</text:span><text:span text:style-name="T41"> </text:span><text:span text:style-name="T92">tab to display the </text:span><text:span text:style-name="T50">System Settings</text:span><text:span text:style-name="T92">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6">Select the desired </text:span><text:span text:style-name="T51">Default Security Type</text:span><text:span text:style-name="T106"> and complete the associated entry fields. If </text:span><text:span text:style-name="T81">basic</text:span><text:span text:style-name="T51">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1"> </text:span><text:a xlink:type="simple" xlink:href="#22.Custom Security|outline" text:style-name="Internet_20_link" text:visited-style-name="Visited_20_Internet_20_Link"><text:span text:style-name="T77">Custom Security</text:span></text:a><text:span text:style-name="T51"> section in this document for more information on this topic.</text:span></text:p>
      <text:p text:style-name="P50"/>
      <text:p text:style-name="P103"><text:span text:style-name="T43">If </text:span><text:span text:style-name="T79">oidc</text:span><text:span text:style-name="T43"> is chosen as the Default Security Type</text:span><text:span text:style-name="T38"> </text:span><text:span text:style-name="T43">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3">Issuer Location URL, Client ID and Client Secret are standard OIDC entries associated with your identity provider. </text:p>
      <text:p text:style-name="P103"/>
      <text:p text:style-name="P103">The Admin Role Mapping is used to map incoming OIDC role claims to the Qvu <text:span text:style-name="T79">administrator</text:span> role. Add a comma-delimited list of roles in this field if desired.</text:p>
      <text:h text:style-name="P127" text:outline-level="2"><text:bookmark-start text:name="__RefHeading___Toc222_110125675"/>Add/<text:span text:style-name="T33">Edit</text:span> a Datasource<text:bookmark-end text:name="__RefHeading___Toc222_110125675"/></text:h>
      <text:p text:style-name="P26">To add a datasource, click the <text:span text:style-name="T9">a</text:span>dd icon on the <text:span text:style-name="T69">Datasources</text:span><text:span text:style-name="T64"> </text:span>control:</text:p>
      <text:p text:style-name="P27"/>
      <text:p text:style-name="P27">The <text:span text:style-name="T65">Create new datasource</text:span> dialog should display:</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38"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8">When specifying a Url </text:span><text:span text:style-name="T31">for MySQL be sure to include</text:span><text:span text:style-name="T111"> nullDatabaseMeansCurrent=true, </text:span><text:span text:style-name="T32">for Microsoft SQL Server yo may need to include </text:span><text:span text:style-name="T112">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71">delete </text:span>a datasource click the <text:span text:style-name="T71">Edit/Delete </text:span>icon </text:p>
      <text:p text:style-name="P31"/>
      <text:p text:style-name="P31"/>
      <text:p text:style-name="P31"/>
      <text:p text:style-name="P31"/>
      <text:p text:style-name="P31"/>
      <text:p text:style-name="P31"><text:soft-page-break/></text:p>
      <text:p text:style-name="P31"/>
      <text:p text:style-name="P31"><text:s/></text:p>
      <text:p text:style-name="P27"/>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39" text:outline-level="3"/>
      <text:h text:style-name="P139" text:outline-level="3"/>
      <text:p text:style-name="P30"/>
      <text:p text:style-name="P30"/>
      <text:h text:style-name="P139" text:outline-level="3"><text:bookmark-start text:name="__RefHeading___Toc226_110125675"/>Datasource Table Setting<text:span text:style-name="T35">s</text:span><text:bookmark-end text:name="__RefHeading___Toc226_110125675"/></text:h>
      <text:p text:style-name="P30">A user can cust<text:span text:style-name="T34">o</text:span>mize how datasource tables and columns are displayed <text:span text:style-name="T34">in the UI </text:span>and control <text:span text:style-name="T34">user </text:span>access to tables and columns <text:span text:style-name="T34">by role assignment. To modify these setting clock the </text:span><text:span text:style-name="T66">Table Settings</text:span><text:span text:style-name="T34"> button to display the </text:span><text:span text:style-name="T66">Table Settings</text:span><text:span text:style-name="T34">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7"/>
      <text:p text:style-name="P28">The <text:span text:style-name="T67">Table Setting</text:span><text:span text:style-name="T68">s</text:span><text:span text:style-name="T36">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0" text:outline-level="3"><text:bookmark-start text:name="__RefHeading___Toc228_110125675"/>Table Column Settings<text:bookmark-end text:name="__RefHeading___Toc228_110125675"/></text:h>
      <text:p text:style-name="P33">Click the <text:span text:style-name="T64">Column Settings</text:span> button on any table in the Table Settings dialog to configure how the associated columns are displayed in the UI for the table. When clicked the <text:span text:style-name="T64">Column Settings</text:span> dialog will display:</text:p>
      <text:p text:style-name="P33"><text:soft-page-break/></text:p>
      <text:p text:style-name="P29"><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The Column Settings dialog will display a list of columns associated with the table. <text:span text:style-name="T36">For each </text:span>column<text:span text:style-name="T36"> the following fields can be set to handle the way the </text:span>column<text:span text:style-name="T36">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7">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7">column</text:span> and only users that are members of the selected roles will be able to see the <text:span text:style-name="T37">column</text:span> in the UI. No selection means the <text:span text:style-name="T37">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7">column</text:span> will not be displayed in the UI for any user.</text:p>
          </table:table-cell>
        </table:table-row>
      </table:table>
      <text:p text:style-name="P29"/>
      <text:h text:style-name="P141" text:outline-level="3"><text:bookmark-start text:name="__RefHeading___Toc2991_3709379750"/><text:soft-page-break/>Table Foreign Key Settings<text:bookmark-end text:name="__RefHeading___Toc2991_3709379750"/></text:h>
      <text:p text:style-name="P118">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8"/>
      <text:p text:style-name="P118"><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8"/>
      <text:h text:style-name="P142" text:outline-level="3"/>
      <text:h text:style-name="P142" text:outline-level="3"/>
      <text:h text:style-name="P142" text:outline-level="3"/>
      <text:h text:style-name="P142"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1" text:outline-level="3"/>
      <text:p text:style-name="P118">Enter the desired Display Name and/or Field Name for the selected table foreign key relationship. By default the foreign key is displayed as:</text:p>
      <text:p text:style-name="P118"><text:tab/><text:span text:style-name="T77">&lt;foreign-table-name&gt;: fromColumn1→toColumn1, fromColumn2→toColumn2…</text:span></text:p>
      <text:p text:style-name="P118"/>
      <text:p text:style-name="P118"/>
      <text:p text:style-name="P118"><text:soft-page-break/>You can enter a $t in the Display Name to include the foreign table in the Display Name. You can add $c to include the foreign key column mappings in the Display Name.</text:p>
      <text:h text:style-name="P142"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70">Now c</text:span>hoose source and target foreign key columns. When choosing the foreign key columns you will be presented with a multi-select control. Selection order is import. <text:span text:style-name="T70">The columns will added as a comma-delimited list in the order selected, </text:span><text:s/><text:span text:style-name="T70">m</text:span>ake sure you choose the associated columns in the correct order to map the table relationship correctly.</text:p>
      <text:p text:style-name="P58"/>
      <text:h text:style-name="P143"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
      <text:p text:style-name="P120"/>
      <text:p text:style-name="P120">For exported foreign tables a user can enter a raw comparison value in the text entry field if desired as shown below:</text:p>
      <text:p text:style-name="P120"/>
      <text:p text:style-name="P120"><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This will produce a join clause similar to this:</text:p>
      <text:p text:style-name="P120"/>
      <text:p text:style-name="P98"><text:span text:style-name="T113">FROM </text:span><text:span text:style-name="T114">`customer`</text:span> `t0`</text:p>
      <text:p text:style-name="P99"><text:tab/>left outer join <text:span text:style-name="T114">`payment`</text:span> `t1` ON</text:p>
      <text:p text:style-name="P99"><text:tab/><text:tab/>(`t1`.`customer_id` = `t0`.`customer_id` and `t1`.`staff_id` = 2)</text:p>
      <text:p text:style-name="P99">WHERE</text:p>
      <text:p text:style-name="P100"/>
      <text:p text:style-name="P58"/>
      <text:p text:style-name="P58">Check the <text:span text:style-name="T43">Imported Key</text:span> checkbox if this relationship is to a parent table – <text:span text:style-name="T70">l</text:span>eave blank if it is to a child table.</text:p>
      <text:h text:style-name="P143"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3">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28" text:outline-level="2"><text:soft-page-break/></text:h>
      <text:h text:style-name="P128" text:outline-level="2"/>
      <text:h text:style-name="P128" text:outline-level="2"><text:bookmark-start text:name="__RefHeading___Toc758_2450172420"/>Add/Edit a Role<text:bookmark-end text:name="__RefHeading___Toc758_2450172420"/></text:h>
      <text:p text:style-name="P41">To add a new role click the Add icon to display the <text:span text:style-name="T64">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3">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8"> </text:span><text:span text:style-name="T79">administrator</text:span> and <text:span text:style-name="T79">query designer</text:span><text:span text:style-name="T38">. </text:span><text:span text:style-name="T43">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7">security-related entities</text:span>. <text:span text:style-name="T57">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7">local </text:span>Qvu repository that user will be added <text:span text:style-name="T59">for user information purposes – authentication will is handled by the OIDC identity provider</text:span><text:span text:style-name="T58">. </text:span><text:span text:style-name="T59">A role mapping can be setup to map incoming role claims to the administration role if desired – see the </text:span><text:span text:style-name="T52">System Settings</text:span><text:span text:style-name="T59"> section for more information on this topic.</text:span><text:span text:style-name="T58"> </text:span></text:p>
      <text:p text:style-name="P45"/>
      <text:p text:style-name="P52">If the custom authentication plugin is enabled then the custom authentication service is re<text:span text:style-name="T60">s</text:span>po<text:span text:style-name="T60">n</text:span>sible for providing user information <text:span text:style-name="T60">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8">To add a new user when Qvu is </text:span><text:span text:style-name="T57">configured </text:span><text:span text:style-name="T58">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24" text:outline-level="1"/>
      <text:h text:style-name="P124"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9">Qvu Repository</text:span></text:a><text:span text:style-name="T77"> </text:span>section for more information.</text:p>
      <text:p text:style-name="P46"/>
      <text:p text:style-name="P53">To edit/delete a user when enabled click the Edit/Delete icon:</text:p>
      <text:h text:style-name="P129"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3">user</text:span> is always available and cannot be edited or deleted. <text:span text:style-name="T109">Documents in the user document group can only be seen by the current user. </text:span>Additional document groups can be created as desired.</text:p>
      <text:p text:style-name="P47">To add and new Document Group click the Add icon to display the <text:span text:style-name="T43">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24"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4">Saving a Query Document</text:span></text:a> for more information on this topic.</text:p>
      <text:h text:style-name="P124"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0" text:outline-level="2"><text:bookmark-start text:name="__RefHeading___Toc1264_2428864518"/><text:soft-page-break/>Column Select Pane<text:bookmark-end text:name="__RefHeading___Toc1264_2428864518"/></text:h>
      <text:p text:style-name="P59">From the Qvu <text:span text:style-name="T43">Query </text:span><text:span text:style-name="T53">Design</text:span><text:span text:style-name="T38">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2">Tables and columns displayed in the tree are based on the role settings discussed in the </text:span><text:a xlink:type="simple" xlink:href="#3.2.4.Datasource Table Settings|outline" text:style-name="Internet_20_link" text:visited-style-name="Visited_20_Internet_20_Link"><text:span text:style-name="T82">Administration</text:span></text:a><text:span text:style-name="T72"> section above. </text:span>The user can now select the desired columns. Column selection order determines the initial order of the result set columns. This can be changed in the <text:span text:style-name="T43">Data</text:span> tab on the right split pane. As columns are selected the <text:span text:style-name="T43">Data</text:span><text:span text:style-name="T38">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44"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3">Root </text:span><text:span text:style-name="T72">Table</text:span><text:bookmark-end text:name="__RefHeading___Toc1268_2428864518"/></text:h>
      <text:list text:style-name="L2">
        <text:list-header>
          <text:p text:style-name="P164"><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73">Imported Foreign Key Table (parent)</text:span><text:bookmark-end text:name="__RefHeading___Toc1270_2428864518"/></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50"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51" text:outline-level="4"><text:soft-page-break/></text:h>
      <text:h text:style-name="P153" text:outline-level="4"><text:bookmark-start text:name="__RefHeading___Toc2157_3536204602"/><text:tab/>Root Table with Column Selections<text:bookmark-end text:name="__RefHeading___Toc2157_3536204602"/></text:h>
      <text:h text:style-name="P151"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52" text:outline-level="4"><text:bookmark-start text:name="__RefHeading___Toc2159_3536204602"/><text:tab/>Imported Table with Column Selections<text:bookmark-end text:name="__RefHeading___Toc2159_3536204602"/></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3">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3">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4">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4">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4">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4">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4">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45" text:outline-level="3"><text:bookmark-start text:name="__RefHeading___Toc1656_2851838681"/>Setting Join Type<text:bookmark-end text:name="__RefHeading___Toc1656_2851838681"/></text:h>
      <text:p text:style-name="P61">Right click on a related table to display the <text:span text:style-name="T43">Join Type</text:span> dialog and select the desired join type:</text:p>
      <text:p text:style-name="P61"><text:soft-page-break/></text:p>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6" text:outline-level="3"/>
      <text:h text:style-name="P146" text:outline-level="3"/>
      <text:h text:style-name="P146" text:outline-level="3"/>
      <text:h text:style-name="P146" text:outline-level="3"/>
      <text:h text:style-name="P146" text:outline-level="3"/>
      <text:h text:style-name="P146"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7">to_table_name[to_column1→from_column1, to_column2→from_column2…</text:span>]</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31" text:outline-level="2"/>
      <text:h text:style-name="P131" text:outline-level="2"/>
      <text:h text:style-name="P131" text:outline-level="2"/>
      <text:h text:style-name="P131" text:outline-level="2"/>
      <text:h text:style-name="P131"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3">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47"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54" text:outline-level="4"><text:bookmark-start text:name="__RefHeading___Toc1664_2851838681"/>Data Column Configuration Pane<text:span text:style-name="T75">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55" text:outline-level="4"/>
      <text:p text:style-name="P73"/>
      <text:h text:style-name="P155" text:outline-level="4"><text:soft-page-break/></text:h>
      <text:h text:style-name="P155"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56"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57"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6">a</text:span>rd – for example:<text:span text:style-name="T77"> </text:span><text:span text:style-name="T78">t2.store_id</text:span></text:p>
      <text:h text:style-name="P158"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8">Data</text:span> tab. To change this order the user can click the associated arrow icons to move a column up and down. The column can also be dragged by clicking on the name bar and dragging the column configuration to the desired position.</text:p>
      <text:h text:style-name="P159"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6">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9">Copy Table Alias and Name</text:span><text:span text:style-name="T86"> </text:span><text:s/>clipboard <text:span text:style-name="T86">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32"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24" text:outline-level="1"><text:soft-page-break/></text:h>
      <text:h text:style-name="P124"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24" text:outline-level="1"/>
      <text:h text:style-name="P124" text:outline-level="1"/>
      <text:h text:style-name="P124" text:outline-level="1"/>
      <text:h text:style-name="P124"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4">s</text:span> as required. <text:span text:style-name="T113">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3">Custom SQL</text:span> field – see the discussion of the <text:a xlink:type="simple" xlink:href="#7.6.1.8.Data Column Entry Fields|outline" text:style-name="Internet_20_link" text:visited-style-name="Visited_20_Internet_20_Link"><text:span text:style-name="T77">custom SQL entry</text:span></text:a> in the <text:span text:style-name="T54">Data Column Entry Fields</text:span><text:span text:style-name="T40"> </text:span><text:span text:style-name="T43">table for more information.</text:span></text:p>
      <text:h text:style-name="P133" text:outline-level="2"><text:bookmark-start text:name="__RefHeading___Toc1745_2851838681"/>Query Design SQL Tab<text:bookmark-end text:name="__RefHeading___Toc1745_2851838681"/></text:h>
      <text:p text:style-name="P66">Once filter entries have been created the <text:span text:style-name="T43">SQL</text:span> Tab becomes visible</text:p>
      <text:h text:style-name="P124"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8" text:outline-level="3"><text:bookmark-start text:name="__RefHeading___Toc1747_2851838681"/>SQL Tab SQL Pane<text:bookmark-end text:name="__RefHeading___Toc1747_2851838681"/></text:h>
      <text:p text:style-name="P70">The <text:span text:style-name="T38">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7">Clicking this icon will export query results to excel – icon is disabled if no </text:span></text:p>
      <text:p text:style-name="P110"><text:s/>results <text:s/>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5">r</text:span><text:span text:style-name="T43">un</text:span> icon is cli<text:span text:style-name="T88">c</text:span>ked, the query will execute and results will populate the results table in the bottom <text:span text:style-name="T43">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49"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8">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7">r</text:span><text:span text:style-name="T38">un</text:span> icon is clicked the <text:span text:style-name="T43">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34" text:outline-level="2"/>
      <text:h text:style-name="P134" text:outline-level="2"/>
      <text:h text:style-name="P134" text:outline-level="2"><text:bookmark-start text:name="__RefHeading___Toc2086_3536204602"/>Saving a Query Document<text:bookmark-end text:name="__RefHeading___Toc2086_3536204602"/></text:h>
      <text:p text:style-name="P67">Once a user has created a query the query can be saved as a re-<text:span text:style-name="T89">usable</text:span> <text:span text:style-name="T43">Query Document.</text:span><text:span text:style-name="T38"> </text:span><text:span text:style-name="T43"><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24" text:outline-level="1"/>
      <text:h text:style-name="P124" text:outline-level="1"/>
      <text:h text:style-name="P124" text:outline-level="1"/>
      <text:p text:style-name="P85">Enter a unique name for the new <text:span text:style-name="T43">Query Document </text:span>and select an appropriate <text:span text:style-name="T43">Document Group</text:span> then click <text:span text:style-name="T43">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24" text:outline-level="1"/>
      <text:h text:style-name="P124" text:outline-level="1"/>
      <text:h text:style-name="P135" text:outline-level="2"><text:bookmark-start text:name="__RefHeading___Toc2088_3536204602"/>Loading a Saved Query Document<text:bookmark-end text:name="__RefHeading___Toc2088_3536204602"/></text:h>
      <text:p text:style-name="P91">To load a saved query document click the Load button <text:span text:style-name="T90">to display the </text:span><text:span text:style-name="T56">Select query document</text:span><text:span text:style-name="T90"> dialog</text:span>, <text:span text:style-name="T90">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3">Query Design</text:span> tab should populate with the selected query document setting.</text:p>
      <text:h text:style-name="P124"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24"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60"><text:span text:style-name="T20">&lt;</text:span><text:span text:style-name="T21">qvu-hostname&gt;</text:span><text:span text:style-name="T20">/qvu/api/v1/query/run/json</text:span><text:span text:style-name="T25"> </text:span></text:p>
        </text:list-item>
        <text:list-item>
          <text:p text:style-name="P161"><text:span text:style-name="T25">&lt;</text:span><text:span text:style-name="T26">qvu-hostname&gt;</text:span><text:span text:style-name="T22">/qvu/api/v1</text:span><text:span text:style-name="T25">/query/run/json/objectgraph</text:span></text:p>
        </text:list-item>
        <text:list-item>
          <text:p text:style-name="P162"><text:span text:style-name="T20">&lt;qvu-hostname&gt;/qvu/api/v1/query/run/tabular</text:span><text:span text:style-name="T25"> </text:span></text:p>
        </text:list-item>
      </text:list>
      <text:p text:style-name="P14"/>
      <text:p text:style-name="P119">The <text:span text:style-name="T79">/run/json</text:span> <text:span text:style-name="T62">endpoint return results as an array of </text:span><text:span text:style-name="T63">flat </text:span><text:span text:style-name="T62">JSON records. </text:span><text:span text:style-name="T63">The </text:span><text:span text:style-name="T85">/run/json/objectgraph</text:span><text:span text:style-name="T63"> endpoint returns a json object graph with parent child relationships.</text:span></text:p>
      <text:p text:style-name="P119"><text:span text:style-name="T62">and the</text:span><text:span text:style-name="T61"> </text:span><text:span text:style-name="T84">/run/tabular </text:span><text:span text:style-name="T64">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1"/>
      <text:p text:style-name="P112">The fist data column in the tabular results will hold the row number.</text:p>
      <text:p text:style-name="P111"/>
      <text:p text:style-name="P111"><text:span text:style-name="T110">All</text:span> endpoints expect a POST request with a JSON body in the following format:</text:p>
      <text:p text:style-name="P12">{</text:p>
      <text:p text:style-name="P12">    "documentName": "query-document-name",</text:p>
      <text:p text:style-name="P16">    "groupName": "query-document-gro<text:span text:style-name="T102">u</text:span>p",</text:p>
      <text:p text:style-name="P16">    "<text:span text:style-name="T110">user</text:span>": "<text:span text:style-name="T110">current-user-name</text:span>",</text:p>
      <text:p text:style-name="P13">    "parameters": [</text:p>
      <text:p text:style-name="P13"><text:tab/>{"dataTypeName": "integer", "value": <text:span text:style-name="T91">someIntValue</text:span>}, </text:p>
      <text:p text:style-name="P13"><text:tab/>{"dataTypeName": "string", "value": “<text:span text:style-name="T91">someStringValue”</text:span>}, </text:p>
      <text:p text:style-name="P13"><text:tab/>{"dataTypeName": "date", "value": "1990-01-01"}]</text:p>
      <text:p text:style-name="P12">}</text:p>
      <text:p text:style-name="P97"/>
      <text:p text:style-name="P101">Where parameters are any required runtime parameters. The runtime parameter types <text:span text:style-name="T102">supported </text:span>are listed below:</text:p>
      <text:p text:style-name="P101"/>
      <text:list text:style-name="L4">
        <text:list-item>
          <text:p text:style-name="P165">string</text:p>
        </text:list-item>
        <text:list-item>
          <text:p text:style-name="P165">float</text:p>
        </text:list-item>
        <text:list-item>
          <text:p text:style-name="P165">integer</text:p>
        </text:list-item>
        <text:list-item>
          <text:p text:style-name="P165">date</text:p>
        </text:list-item>
        <text:list-item>
          <text:p text:style-name="P165">timestamp</text:p>
        </text:list-item>
        <text:list-item>
          <text:p text:style-name="P165">time</text:p>
        </text:list-item>
        <text:list-item>
          <text:p text:style-name="P165">boolean</text:p>
        </text:list-item>
      </text:list>
      <text:p text:style-name="P101"/>
      <text:p text:style-name="P101"/>
      <text:h text:style-name="P124" text:outline-level="1"><text:bookmark-start text:name="__RefHeading___Toc234_110125675"/>Custom Security<text:bookmark-end text:name="__RefHeading___Toc234_110125675"/></text:h>
      <text:p text:style-name="P104">To implement a custom security scheme in Qvu Data Service follow the following steps:</text:p>
      <text:list text:style-name="L5">
        <text:list-item>
          <text:p text:style-name="P167">Clone the qvu-client-utils git project found at:</text:p>
          <text:p text:style-name="P167">https://rbtucker@github.com/rbtucker/qvu-client-utils.git</text:p>
        </text:list-item>
        <text:list-item>
          <text:p text:style-name="P167">Build the project with “mvn clean package”</text:p>
        </text:list-item>
        <text:list-item>
          <text:p text:style-name="P167"><text:soft-page-break/>Install the qvu-client-utils-1.0.0.jar in your local git repository using the following command:</text:p>
          <text:p text:style-name="P167">mvn install:install-file -Dfile=qvu-client-utils-1.0.0.jar -DgroupId=org.rbtdesign -DartifactId=qvu-client-utils -Dversion=1.0.0 -Dpackaging=jar</text:p>
        </text:list-item>
        <text:list-item>
          <text:p text:style-name="P167"><text:s/>Build a custom service class that implements the org.rbtdesign.qvu.client.utils.SecurityService interface from the library built in step 3. <text:span text:style-name="T96">Make sure that the maven dependency for the qvu-client-utils <text:s/>is set to scope “provided”</text:span></text:p>
        </text:list-item>
        <text:list-item>
          <text:p text:style-name="P167">An example project can be found at https://rbtucker@github.com/rbtucker/qvu-custom-security-example.git</text:p>
        </text:list-item>
        <text:list-item>
          <text:p text:style-name="P168">Copy the SecurityService implementation jar to the &lt;qvu-reposititory-folder&gt;/extlibs</text:p>
        </text:list-item>
        <text:list-item>
          <text:p text:style-name="P168">Now start the qvu data service with the system parameter: </text:p>
          <text:list>
            <text:list-header>
              <text:p text:style-name="P166"><text:span text:style-name="T96">-D</text:span>loader.path=&lt;qvu-<text:span text:style-name="T100">respository-folder&gt;/extlibs</text:span></text:p>
            </text:list-header>
          </text:list>
        </text:list-item>
      </text:list>
      <text:p text:style-name="P113"/>
      <text:p text:style-name="P105"><text:span text:style-name="T97">You can now enter your custom java class in the </text:span><text:span text:style-name="T98">System Settings <text:s/></text:span><text:span text:style-name="T99">Custom Security Service field as shown below:</text:span></text:p>
      <text:p text:style-name="P114"/>
      <text:p text:style-name="P114"><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6">Restart the Qvu Data Service and the custom class should be used for user authentication.</text:p>
      <text:p text:style-name="P115"/>
      <text:h text:style-name="Heading_20_1" text:outline-level="1"><text:bookmark-start text:name="__RefHeading___Toc236_110125675"/>Qvu Repository<text:bookmark-end text:name="__RefHeading___Toc236_110125675"/></text:h>
      <text:p text:style-name="P106">The Qvu repository is where all the Qvu artifact and configuration is stored – the layout is shown below:</text:p>
      <text:p text:style-name="P106"><text:tab/>&lt;<text:span text:style-name="T103">repository-root&gt;</text:span></text:p>
      <text:p text:style-name="P106"><text:s text:c="25"/><text:span text:style-name="T103">|</text:span></text:p>
      <text:p text:style-name="P106"><text:s text:c="25"/><text:span text:style-name="T103">|_____ config</text:span></text:p>
      <text:p text:style-name="P106"><text:s text:c="25"/><text:span text:style-name="T103">|_____ documents</text:span></text:p>
      <text:p text:style-name="P106"><text:soft-page-break/><text:s text:c="25"/><text:span text:style-name="T103">|_____ extlibs</text:span></text:p>
      <text:p text:style-name="P106"><text:s text:c="25"/><text:span text:style-name="T103">|_____ help</text:span></text:p>
      <text:p text:style-name="P106"><text:s text:c="25"/><text:span text:style-name="T103">|_____ logs</text:span></text:p>
      <text:p text:style-name="P106"/>
      <text:p text:style-name="P93">Below is a description of each folder:</text:p>
      <text:p text:style-name="P106"/>
      <text:h text:style-name="P136"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69">application.properties – contains basic server configuration information such as root context, SSL properties and server port</text:p>
        </text:list-item>
        <text:list-item>
          <text:p text:style-name="P169">qvu-datasources.json – contains the configured Qvu datasources</text:p>
        </text:list-item>
        <text:list-item>
          <text:p text:style-name="P169">qvu-document-groups.json – contains the configured document groups</text:p>
        </text:list-item>
        <text:list-item>
          <text:p text:style-name="P169">qvu-language.json - <text:s/>contains the Qvu language text setup</text:p>
        </text:list-item>
        <text:list-item>
          <text:p text:style-name="P169">qvu-security.json – contains the authentication setup and the configured users and roles</text:p>
        </text:list-item>
      </text:list>
      <text:h text:style-name="P136"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4">documents</text:span></text:p>
      <text:p text:style-name="P93"><text:s text:c="31"/><text:span text:style-name="T104">|____ group1</text:span></text:p>
      <text:p text:style-name="P93"><text:s text:c="31"/><text:span text:style-name="T104">|</text:span> <text:s text:c="13"/><text:span text:style-name="T104">|_____query</text:span></text:p>
      <text:p text:style-name="P93"><text:s text:c="31"/><text:span text:style-name="T104">|</text:span> <text:s text:c="26"/><text:span text:style-name="T104">doc1.json</text:span></text:p>
      <text:p text:style-name="P93"><text:s text:c="31"/><text:span text:style-name="T104">|</text:span> <text:s text:c="26"/><text:span text:style-name="T104">doc2.json</text:span></text:p>
      <text:p text:style-name="P94"><text:s text:c="31"/><text:span text:style-name="T104">|____group2</text:span></text:p>
      <text:p text:style-name="P94"><text:s text:c="46"/><text:span text:style-name="T104">|_____query</text:span></text:p>
      <text:p text:style-name="P94"><text:s text:c="59"/><text:span text:style-name="T104">doc1.json</text:span></text:p>
      <text:p text:style-name="P94"><text:s text:c="60"/><text:span text:style-name="T104">doc2.json</text:span></text:p>
      <text:p text:style-name="P94"/>
      <text:h text:style-name="P137" text:outline-level="2"><text:bookmark-start text:name="__RefHeading___Toc2492_3536204602"/>Qvu Repository <text:span text:style-name="T104">help</text:span> <text:s/>Folder<text:bookmark-end text:name="__RefHeading___Toc2492_3536204602"/></text:h>
      <text:p text:style-name="P109">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9"/>
      <text:h text:style-name="P137" text:outline-level="2"><text:bookmark-start text:name="__RefHeading___Toc2494_3536204602"/><text:soft-page-break/>Qvu Repository <text:span text:style-name="T104">logs</text:span> <text:s/>Folder<text:bookmark-end text:name="__RefHeading___Toc2494_3536204602"/></text:h>
      <text:p text:style-name="P109">Holds the Qvu server logs and archived logs</text:p>
      <text:p text:style-name="P94"><text:s text:c="46"/></text:p>
      <text:p text:style-name="P93"/>
      <text:p text:style-name="P93"><text:s text:c="16"/></text:p>
      <text:p text:style-name="P93"><text:s text:c="69"/></text:p>
      <text:p text:style-name="P108"/>
      <text:h text:style-name="P125" text:outline-level="1"><text:bookmark-start text:name="__RefHeading___Toc734_1259383175"/>Language Support<text:bookmark-end text:name="__RefHeading___Toc734_1259383175"/></text:h>
      <text:p text:style-name="P107">The Qvu Data Service is designed to support multiple languages. The base language file is found in the Qvu repository at config/qvu-language.json. A snippet of the file is shown below:</text:p>
      <text:p text:style-name="P107">{</text:p>
      <text:p text:style-name="P107"><text:s text:c="4"/>"en-US": {</text:p>
      <text:p text:style-name="P107"><text:s text:c="8"/>"?": "?",</text:p>
      <text:p text:style-name="P107"><text:s text:c="8"/>"Add datasource": "Add datasource",</text:p>
      <text:p text:style-name="P107"><text:s text:c="8"/>"Add group": "Add group",</text:p>
      <text:p text:style-name="P107"><text:s text:c="8"/>"Add role": "Add role",</text:p>
      <text:p text:style-name="P107"><text:s text:c="8"/>"Add role": "Add role",</text:p>
      <text:p text:style-name="P107"><text:s text:c="8"/>"Add user": "Add user",</text:p>
      <text:p text:style-name="P107"><text:s text:c="8"/>"Add user": "Add user",</text:p>
      <text:p text:style-name="P107"><text:s text:c="8"/>"Admin": "Admin",</text:p>
      <text:p text:style-name="P107"><text:tab/>.</text:p>
      <text:p text:style-name="P107"><text:tab/>.</text:p>
      <text:p text:style-name="P107"><text:tab/>.</text:p>
      <text:p text:style-name="P107"><text:s/></text:p>
      <text:p text:style-name="P107">To add another language add the associated language property and replace the JSON value fields with the appropriate text. You can also modify the existing text to customize the UI display as desired.</text:p>
      <text:p text:style-name="P107"/>
      <text:p text:style-name="P107">The default help files are located in the Qvu repository under <text:span text:style-name="T102">the </text:span>help <text:span text:style-name="T102">folder</text:span>:</text:p>
      <text:p text:style-name="P107"><text:tab/>qvu-gettingstarted-en-US.pdf</text:p>
      <text:p text:style-name="P107"><text:tab/>qvu-help-en-US.pdf</text:p>
      <text:p text:style-name="P107"/>
      <text:p text:style-name="P107">Custom help files can be created with the appropriate language property <text:span text:style-name="T102">included in the name </text:span>and those will display based on the language property provided by the browser.</text:p>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3T08:20:55.402000000</dc:date>
    <meta:editing-duration>PT8H55M22S</meta:editing-duration>
    <meta:editing-cycles>95</meta:editing-cycles>
    <meta:generator>LibreOffice/7.6.0.3$Windows_X86_64 LibreOffice_project/69edd8b8ebc41d00b4de3915dc82f8f0fc3b6265</meta:generator>
    <meta:document-statistic meta:table-count="4" meta:image-count="69" meta:object-count="0" meta:page-count="42" meta:paragraph-count="358" meta:word-count="3868" meta:character-count="24763" meta:non-whitespace-character-count="20380"/>
  </office:meta>
</office:document-meta>
</file>